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3.506cm" svg:x="1.4cm" svg:y="0.837cm" presentation:class="title">
          <draw:text-box>
            <text:p text:style-name="P1">Firsto sli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1" draw:text-style-name="P1" draw:layer="layout" svg:width="25.199cm" svg:height="3.506cm" svg:x="1.4cm" svg:y="0.837cm" presentation:class="title">
          <draw:text-box>
            <text:p text:style-name="P1">Secondo slid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cs" fo:country="CZ" style:letter-kerning="true" style:font-size-asian="12pt" style:language-asian="hi" style:country-asian="IN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DejaVu Sans1" style:font-family-asian="'DejaVu Sans'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DejaVu Sans1" style:font-family-asian="'DejaVu Sans'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1" fo:font-family="'Liberation Sans', Arial" style:font-family-generic="swiss" style:font-pitch="variable" fo:font-size="14pt" fo:font-weight="bold" style:font-name-asian="DejaVu Sans1" style:font-family-asian="'DejaVu Sans'" style:font-family-generic-asian="swiss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_20_Contents" style:display-name="Table Contents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 Holesovsky</meta:initial-creator>
    <meta:creation-date>2014-10-06T20:23:17.492083731</meta:creation-date>
    <dc:date>2019-07-28T21:38:31.549188739</dc:date>
    <meta:editing-duration>PT1H11M12S</meta:editing-duration>
    <meta:editing-cycles>10</meta:editing-cycles>
    <meta:generator>LibreOffice/6.0.7.3$Linux_X86_64 LibreOffice_project/00m0$Build-3</meta:generator>
    <meta:document-statistic meta:object-count="27"/>
  </office:meta>
</office:document-meta>
</file>